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2.501cm" style:rel-column-width="9641*"/>
    </style:style>
    <style:style style:name="Tableau1.B" style:family="table-column">
      <style:table-column-properties style:column-width="14.499cm" style:rel-column-width="55894*"/>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P1" style:family="paragraph" style:parent-style-name="Standard">
      <style:text-properties officeooo:paragraph-rsid="000f07ab"/>
    </style:style>
    <style:style style:name="P2" style:family="paragraph" style:parent-style-name="Table_20_Contents">
      <style:text-properties fo:font-size="11pt" style:font-size-asian="11pt" style:font-size-complex="11pt"/>
    </style:style>
    <style:style style:name="P3" style:family="paragraph" style:parent-style-name="Table_20_Contents">
      <style:text-properties fo:font-size="11pt" officeooo:rsid="000f07ab" officeooo:paragraph-rsid="000f07ab" style:font-size-asian="11pt" style:font-size-complex="11pt"/>
    </style:style>
    <style:style style:name="P4" style:family="paragraph" style:parent-style-name="Table_20_Contents">
      <style:text-properties fo:font-size="11pt" officeooo:rsid="000f6c97" officeooo:paragraph-rsid="000f6c97" style:font-size-asian="11pt" style:font-size-complex="11pt"/>
    </style:style>
    <style:style style:name="P5" style:family="paragraph" style:parent-style-name="Table_20_Contents">
      <style:text-properties fo:font-size="11pt" officeooo:rsid="000fcd57" officeooo:paragraph-rsid="000fcd57" style:font-size-asian="11pt" style:font-size-complex="11pt"/>
    </style:style>
    <style:style style:name="P6" style:family="paragraph" style:parent-style-name="Table_20_Contents">
      <style:text-properties fo:font-size="11pt" officeooo:rsid="0016a95b" officeooo:paragraph-rsid="0016a95b" style:font-size-asian="11pt" style:font-size-complex="11pt"/>
    </style:style>
    <style:style style:name="P7" style:family="paragraph" style:parent-style-name="Table_20_Contents">
      <style:text-properties fo:font-size="11pt" officeooo:rsid="0017eba4" officeooo:paragraph-rsid="0017eba4" style:font-size-asian="11pt" style:font-size-complex="11pt"/>
    </style:style>
    <style:style style:name="P8" style:family="paragraph" style:parent-style-name="Table_20_Contents">
      <style:paragraph-properties fo:text-align="justify" style:justify-single-word="false"/>
      <style:text-properties fo:font-size="11pt" style:font-size-asian="11pt" style:font-size-complex="11pt"/>
    </style:style>
    <style:style style:name="P9" style:family="paragraph" style:parent-style-name="Table_20_Contents">
      <style:paragraph-properties fo:text-align="justify" style:justify-single-word="false"/>
      <style:text-properties fo:font-size="11pt" officeooo:paragraph-rsid="000f6c97" style:font-size-asian="11pt" style:font-size-complex="11pt"/>
    </style:style>
    <style:style style:name="P10" style:family="paragraph" style:parent-style-name="Table_20_Contents">
      <style:paragraph-properties fo:text-align="justify" style:justify-single-word="false"/>
      <style:text-properties fo:font-size="11pt" officeooo:paragraph-rsid="00124678" style:font-size-asian="11pt" style:font-size-complex="11pt"/>
    </style:style>
    <style:style style:name="P11" style:family="paragraph" style:parent-style-name="Table_20_Contents">
      <style:paragraph-properties fo:text-align="justify" style:justify-single-word="false"/>
      <style:text-properties fo:font-size="11pt" officeooo:paragraph-rsid="0016a95b" style:font-size-asian="11pt" style:font-size-complex="11pt"/>
    </style:style>
    <style:style style:name="P12" style:family="paragraph" style:parent-style-name="Table_20_Contents">
      <style:paragraph-properties fo:text-align="justify" style:justify-single-word="false"/>
      <style:text-properties fo:font-size="11pt" officeooo:paragraph-rsid="00194c94" style:font-size-asian="11pt" style:font-size-complex="11pt"/>
    </style:style>
    <style:style style:name="P13" style:family="paragraph" style:parent-style-name="Table_20_Contents">
      <style:paragraph-properties fo:text-align="justify" style:justify-single-word="false"/>
      <style:text-properties fo:font-size="11pt" fo:font-style="normal" officeooo:rsid="0017eba4" officeooo:paragraph-rsid="00124678" style:font-size-asian="11pt" style:font-style-asian="normal" style:font-size-complex="11pt" style:font-style-complex="normal"/>
    </style:style>
    <style:style style:name="P14" style:family="paragraph" style:parent-style-name="Standard">
      <style:text-properties fo:font-style="normal" officeooo:rsid="000f07ab" officeooo:paragraph-rsid="000f07ab" style:font-style-asian="normal" style:font-style-complex="normal"/>
    </style:style>
    <style:style style:name="P15" style:family="paragraph" style:parent-style-name="Table_20_Contents">
      <style:paragraph-properties fo:text-align="justify" style:justify-single-word="false"/>
      <style:text-properties fo:font-size="11pt" officeooo:paragraph-rsid="001f9e57" style:font-size-asian="11pt" style:font-size-complex="11pt"/>
    </style:style>
    <style:style style:name="P16" style:family="paragraph" style:parent-style-name="Table_20_Contents">
      <style:text-properties fo:font-size="11pt" officeooo:rsid="000f6c97" officeooo:paragraph-rsid="000f6c97" style:font-size-asian="11pt" style:font-size-complex="11pt"/>
    </style:style>
    <style:style style:name="P17" style:family="paragraph" style:parent-style-name="Table_20_Contents">
      <style:text-properties fo:font-size="11pt" officeooo:rsid="000fcd57" officeooo:paragraph-rsid="000fcd57" style:font-size-asian="11pt" style:font-size-complex="11pt"/>
    </style:style>
    <style:style style:name="P18" style:family="paragraph" style:parent-style-name="Text_20_body">
      <style:text-properties officeooo:rsid="00207511" officeooo:paragraph-rsid="00207511"/>
    </style:style>
    <style:style style:name="P19" style:family="paragraph" style:parent-style-name="Text_20_body">
      <style:paragraph-properties fo:text-align="justify" style:justify-single-word="false"/>
      <style:text-properties officeooo:rsid="00207511" officeooo:paragraph-rsid="00207511"/>
    </style:style>
    <style:style style:name="P20" style:family="paragraph" style:parent-style-name="Text_20_body" style:list-style-name="L1">
      <style:paragraph-properties fo:text-align="justify" style:justify-single-word="false"/>
      <style:text-properties officeooo:rsid="00207511" officeooo:paragraph-rsid="00207511"/>
    </style:style>
    <style:style style:name="P21" style:family="paragraph" style:parent-style-name="Text_20_body">
      <style:paragraph-properties fo:text-align="center" style:justify-single-word="false"/>
      <style:text-properties fo:font-size="22pt" fo:font-weight="bold" officeooo:rsid="00207511" officeooo:paragraph-rsid="00207511" style:font-size-asian="22pt" style:font-weight-asian="bold" style:font-size-complex="22pt" style:font-weight-complex="bold"/>
    </style:style>
    <style:style style:name="P22" style:family="paragraph" style:parent-style-name="Text_20_body">
      <style:paragraph-properties fo:text-align="justify" style:justify-single-word="false"/>
      <style:text-properties style:text-underline-style="none" fo:font-weight="bold" officeooo:rsid="00207511" officeooo:paragraph-rsid="00207511" style:font-weight-asian="bold" style:font-weight-complex="bold"/>
    </style:style>
    <style:style style:name="P23" style:family="paragraph" style:parent-style-name="Text_20_body">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italic" officeooo:rsid="000f6c97" style:font-style-asian="italic" style:font-style-complex="italic"/>
    </style:style>
    <style:style style:name="T3" style:family="text">
      <style:text-properties fo:font-style="italic" officeooo:rsid="000fcd57" style:font-style-asian="italic" style:font-style-complex="italic"/>
    </style:style>
    <style:style style:name="T4" style:family="text">
      <style:text-properties fo:font-style="italic" officeooo:rsid="0010331c" style:font-style-asian="italic" style:font-style-complex="italic"/>
    </style:style>
    <style:style style:name="T5" style:family="text">
      <style:text-properties fo:font-style="italic" officeooo:rsid="00124678" style:font-style-asian="italic" style:font-style-complex="italic"/>
    </style:style>
    <style:style style:name="T6" style:family="text">
      <style:text-properties fo:font-style="italic" officeooo:rsid="001392ff" style:font-style-asian="italic" style:font-style-complex="italic"/>
    </style:style>
    <style:style style:name="T7" style:family="text">
      <style:text-properties fo:font-style="italic" officeooo:rsid="00152fd6" style:font-style-asian="italic" style:font-style-complex="italic"/>
    </style:style>
    <style:style style:name="T8" style:family="text">
      <style:text-properties fo:font-style="italic" officeooo:rsid="001867c8" style:font-style-asian="italic" style:font-style-complex="italic"/>
    </style:style>
    <style:style style:name="T9" style:family="text">
      <style:text-properties fo:font-style="italic" officeooo:rsid="001b199f" style:font-style-asian="italic" style:font-style-complex="italic"/>
    </style:style>
    <style:style style:name="T10" style:family="text">
      <style:text-properties fo:font-style="normal" officeooo:rsid="000f6c97" style:font-style-asian="normal" style:font-style-complex="normal"/>
    </style:style>
    <style:style style:name="T11" style:family="text">
      <style:text-properties fo:font-style="normal" officeooo:rsid="000fcd57" style:font-style-asian="normal" style:font-style-complex="normal"/>
    </style:style>
    <style:style style:name="T12" style:family="text">
      <style:text-properties fo:font-style="normal" officeooo:rsid="0010331c" style:font-style-asian="normal" style:font-style-complex="normal"/>
    </style:style>
    <style:style style:name="T13" style:family="text">
      <style:text-properties fo:font-style="normal" officeooo:rsid="00124678" style:font-style-asian="normal" style:font-style-complex="normal"/>
    </style:style>
    <style:style style:name="T14" style:family="text">
      <style:text-properties fo:font-style="normal" officeooo:rsid="001392ff" style:font-style-asian="normal" style:font-style-complex="normal"/>
    </style:style>
    <style:style style:name="T15" style:family="text">
      <style:text-properties fo:font-style="normal" officeooo:rsid="00152fd6" style:font-style-asian="normal" style:font-style-complex="normal"/>
    </style:style>
    <style:style style:name="T16" style:family="text">
      <style:text-properties fo:font-style="normal" officeooo:rsid="0016a95b" style:font-style-asian="normal" style:font-style-complex="normal"/>
    </style:style>
    <style:style style:name="T17" style:family="text">
      <style:text-properties fo:font-style="normal" officeooo:rsid="0017eba4" style:font-style-asian="normal" style:font-style-complex="normal"/>
    </style:style>
    <style:style style:name="T18" style:family="text">
      <style:text-properties fo:font-style="normal" officeooo:rsid="001867c8" style:font-style-asian="normal" style:font-style-complex="normal"/>
    </style:style>
    <style:style style:name="T19" style:family="text">
      <style:text-properties fo:font-style="normal" officeooo:rsid="0018bcee" style:font-style-asian="normal" style:font-style-complex="normal"/>
    </style:style>
    <style:style style:name="T20" style:family="text">
      <style:text-properties fo:font-style="normal" officeooo:rsid="00194c94" style:font-style-asian="normal" style:font-style-complex="normal"/>
    </style:style>
    <style:style style:name="T21" style:family="text">
      <style:text-properties fo:font-style="normal" officeooo:rsid="001b199f" style:font-style-asian="normal" style:font-style-complex="normal"/>
    </style:style>
    <style:style style:name="T22" style:family="text">
      <style:text-properties fo:font-style="normal" officeooo:rsid="001c89d9" style:font-style-asian="normal" style:font-style-complex="normal"/>
    </style:style>
    <style:style style:name="T23" style:family="text">
      <style:text-properties fo:font-style="normal" officeooo:rsid="001db48a" style:font-style-asian="normal" style:font-style-complex="normal"/>
    </style:style>
    <style:style style:name="T24" style:family="text">
      <style:text-properties fo:font-style="normal" officeooo:rsid="001dc533" style:font-style-asian="normal" style:font-style-complex="normal"/>
    </style:style>
    <style:style style:name="T25" style:family="text">
      <style:text-properties fo:font-style="normal" officeooo:rsid="001e4bd7" style:font-style-asian="normal" style:font-style-complex="normal"/>
    </style:style>
    <style:style style:name="T26" style:family="text">
      <style:text-properties fo:font-style="normal" officeooo:rsid="001f9e57" style:font-style-asian="normal" style:font-style-complex="normal"/>
    </style:style>
    <style:style style:name="T27" style:family="text">
      <style:text-properties fo:font-style="normal" officeooo:rsid="0020ee6a" style:font-style-asian="normal" style:font-style-complex="normal"/>
    </style:style>
    <style:style style:name="T28" style:family="text">
      <style:text-properties officeooo:rsid="000f07ab"/>
    </style:style>
    <style:style style:name="T29" style:family="text">
      <style:text-properties officeooo:rsid="000f6c97"/>
    </style:style>
    <style:style style:name="T30" style:family="text">
      <style:text-properties officeooo:rsid="00207511"/>
    </style:style>
    <style:style style:name="T31" style:family="text">
      <style:text-properties style:text-underline-style="solid" style:text-underline-width="auto" style:text-underline-color="font-color"/>
    </style:style>
    <style:style style:name="T32" style:family="text">
      <style:text-properties fo:font-weight="bold" style:font-weight-asian="bold" style:font-weight-complex="bold"/>
    </style:style>
    <style:style style:name="T33" style:family="text">
      <style:text-properties officeooo:rsid="0020ee6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Corrigé – texte de Daubenton</text:p>
      <text:p text:style-name="P18"/>
      <text:p text:style-name="P19"><text:span text:style-name="T31">Sujet :</text:span> « Une description est-elle d’autant meilleure qu’elle est précise ? »</text:p>
      <text:p text:style-name="P22">NB :</text:p>
      <text:list xml:id="list908936423" text:style-name="L1">
        <text:list-item>
          <text:p text:style-name="P20">Il s’agit d’une question d’interprétation ; ce que vous dites doit toujours se centrer autour du texte.</text:p>
        </text:list-item>
        <text:list-item>
          <text:p text:style-name="P20">Le corrigé fourni ici est probablement plus long et plus approfondi que ce que vous aurez le temps de faire en deux heures. Il aurait été possible de supprimer l’introduction, la partie 1, la partie 3 ou la conclusion : rappelez-vous qu’aucune méthode spécifique n’est attendue en HLP. La seule partie qu’il n’aurait pas été possible de supprimer ici est la <text:span text:style-name="T32">partie 2</text:span>, qui analyse l’argumentation de l’auteur.</text:p>
        </text:list-item>
      </text:list>
      <text:p text:style-name="P23"/>
      <table:table table:name="Tableau1" table:style-name="Tableau1">
        <table:table-column table:style-name="Tableau1.A"/>
        <table:table-column table:style-name="Tableau1.B"/>
        <table:table-row table:style-name="TableLine1249398969792">
          <table:table-cell table:style-name="Tableau1.A1" office:value-type="string">
            <text:p text:style-name="P2"><text:span text:style-name="T29">INTRO</text:span><text:line-break/>(Accroche)</text:p>
            <text:p text:style-name="P2"/>
            <text:p text:style-name="P2"/>
            <text:p text:style-name="P2"/>
            <text:p text:style-name="P2"/>
            <text:p text:style-name="P2"/>
            <text:p text:style-name="P2"/>
            <text:p text:style-name="P3">(Sujet)</text:p>
            <text:p text:style-name="P3"/>
            <text:p text:style-name="P4">(Plan)</text:p>
            <text:p text:style-name="P4"/>
            <text:p text:style-name="P4"/>
            <text:p text:style-name="P4"/>
            <text:p text:style-name="P4"/>
            <text:p text:style-name="P4"/>
            <text:p text:style-name="P4"/>
            <text:p text:style-name="P4"/>
            <text:p text:style-name="P4"/>
            <text:p text:style-name="P4">DVLPMT</text:p>
            <text:p text:style-name="P5">(Définition)</text:p>
            <text:p text:style-name="P5"/>
            <text:p text:style-name="P5"/>
            <text:p text:style-name="P5"/>
            <text:p text:style-name="P5">(Exemple)</text:p>
            <text:p text:style-name="P5">(Analyse)</text:p>
            <text:p text:style-name="P4"/>
            <text:p text:style-name="P4"/>
            <text:p text:style-name="P4"/>
            <text:p text:style-name="P4"/>
            <text:p text:style-name="P5">(Partie 2 : restitution des arguments)</text:p>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Partie 3)</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Conclusion)</text:p>
          </table:table-cell>
          <table:table-cell table:style-name="Tableau1.B1" office:value-type="string">
            <text:p text:style-name="P8"><text:tab/>Le premier volume de l’<text:span text:style-name="T1">Encyclopédie </text:span>est publié en 1751. Comme l’expose Diderot dans son <text:span text:style-name="T1">Discours préliminaire</text:span>, il s’agit de prendre fait et cause pour la science moderne et compiler toutes les connaissances de l’époque. En particulier, l’<text:span text:style-name="T1">Encyclopédie</text:span> va tenter d’intégrer les résultats de l’histoire naturelle, c’est-à-dire de l’étude scientifique de la nature qui se développe au XVIIIe siècle ; l’ambition des naturalistes est de fournir une description aussi fidèle que possible de toutes les productions de la nature (animaux, plantes, minéraux). C’est la raison pour laquelle le médecin et naturaliste Louis Jean-Marie Daubenton, assistant de Buffon au Jardin royal des plantes, prend en charge la rédaction de l’article sur la description. Une description est-elle d’autant meilleure qu’elle est précise ? C’est la question à laquelle l’extrait qui nous est proposé nous permet de réfléchir.</text:p>
            <text:p text:style-name="P8"><text:tab/><text:span text:style-name="T33">Dans un premier temps, nous verrons que s</text:span><text:span text:style-name="T30">i l’on pense la description sur le modèle d’une représentation picturale, il faut considérer qu’elle est d’autant meilleure qu’elle est détaillée</text:span><text:span text:style-name="T28">. Pourtant, Daubenton affirme qu’une description trop précise devient par là même incompréhensible, et qu’une bonne description est plutôt celle qui permet de situer l’objet dans ses relations avec les autres objets </text:span><text:span text:style-name="T33">proches</text:span><text:span text:style-name="T28">. </text:span><text:span text:style-name="T33">En dernier lieu, nous nous demanderons si les remarques de Daubenton peuvent effectivement valoir pour toutes les formes possibles de descriptions.</text:span></text:p>
            <text:p text:style-name="P8"/>
            <text:p text:style-name="P8"/>
            <text:p text:style-name="P9"><text:tab/><text:span text:style-name="T29">Qu’est-ce qu’une description ? On peut définir la description comme la tentative pour exprimer par le langage ce qui caractérise une chose. On voit tout de suite le problème fondamental de la description : je dois utiliser des </text:span><text:span text:style-name="T2">mots</text:span><text:span text:style-name="T10"> pour exprimer quelque chose qui, en lui-même, n’est pas du langage. Si je veux exprimer à quelqu’un d’autre le beau paysage que j’ai vu hier, il semble bien que mes mots seront toujours un peu maladroits : le plus simple serait sans doute de reproduire ce que j’ai vu de façon </text:span><text:span text:style-name="T2">visuelle</text:span><text:span text:style-name="T10">, avec un dessin ou un tableau. </text:span><text:span text:style-name="T20">Dans ce cas, q</text:span><text:span text:style-name="T10">u’est-ce qui fait que mon dessin ou mon tableau reproduisent fidèlement ce que j’ai vu ? C’est, semble-t-il, la quantité de </text:span><text:span text:style-name="T2">détails</text:span><text:span text:style-name="T10"> </text:span><text:span text:style-name="T11">qu’ils contiennent, </text:span><text:span text:style-name="T20">dans la mesure où plus je fournis de détails, plus je fournis d’informations correctes sur l’objet à décrire</text:span><text:span text:style-name="T11">. </text:span><text:span text:style-name="T20">En ce sens, </text:span><text:span text:style-name="T11">une bonne description serait </text:span><text:span text:style-name="T20">définie par le fait qu’elle est</text:span><text:span text:style-name="T11"> particulièrement </text:span><text:span text:style-name="T3">précise </text:span><text:span text:style-name="T11">et riche en détails.</text:span></text:p>
            <text:p text:style-name="P10"><text:span text:style-name="T10"><text:tab/></text:span><text:span text:style-name="T11">C’est là l’opinion commune à laquelle s’oppose Daubenton dans ce texte. </text:span><text:span text:style-name="T12">Il faut d’abord établir un point clair : il est impossible de décrire </text:span><text:span text:style-name="T4">complètement</text:span><text:span text:style-name="T12"> quoi que ce soit. Je pourrais décrire grossièrement la forme et la couleur du crayon avec lequel je rédige cette réponse, mais s’il me fallait décrire </text:span><text:span text:style-name="T4">chacune</text:span><text:span text:style-name="T12"> de ses particularités, la liste de ce qu’il y a à dire irait à l’infini. Si ce constat vaut pour n’importe quelle chose particulière, on comprend </text:span><text:span text:style-name="T13">qu’il est radicalement impossible</text:span><text:span text:style-name="T12"> de décrire </text:span><text:span text:style-name="T4">l’intégralité </text:span><text:span text:style-name="T12">des productions de la nature, </text:span><text:span text:style-name="T20">et cela</text:span><text:span text:style-name="T13"> constitue une première limite au projet de</text:span><text:span text:style-name="T12"> </text:span><text:span text:style-name="T13">l’histoire naturelle</text:span><text:span text:style-name="T12">. </text:span><text:span text:style-name="T13">Non seulement une </text:span><text:soft-page-break/><text:span text:style-name="T13">description complète est impossible, mais plus grave encore : de façon paradoxale, plus une description veut être précise et détaillée, plus elle devient obscure et confuse. Pour faire comprendre ce point, Daubenton propose une métaphore : si je veux décrire un être en le décomposant d’après l’infinité des parties qui les constituent, j’obtiens quelque chose qui serait semblable à un tas chaotique de ferraille, composé de l’ensemble des rouages qui appartenaient à la machine que je voulais décrire. L’idée de la métaphore est claire : ce qu’il y a à comprendre dans un être vivant, ce n’est pas la diversité des parties et des organes, pris un par un ; c’est bien plutôt la façon dont ces parties et ces organes s’articulent entre eux, </text:span><text:span text:style-name="T20">et </text:span><text:span text:style-name="T13">la façon dont ils se distinguent du fonctionnement des </text:span><text:span text:style-name="T5">autres </text:span><text:span text:style-name="T13">machines. Ce sont ces principes d’organisations qu’il est pertinent de décrire.</text:span></text:p>
            <text:p text:style-name="P11"><text:span text:style-name="T13"><text:tab/>Ceci étant posé, qu’est-ce qu’un bonne description d’après Daubenton ? L’auteur y répond dans le second paragraphe : la bonne description scientifique ne peut pas se suffire à elle-même. Daubenton s’oppose ici à la façon à la pratique de certains naturalistes, qui considèrent que leur tâche doit se </text:span><text:span text:style-name="T5">limiter</text:span><text:span text:style-name="T13"> exclusivement à l’observation et à la description. C’est par exemple l’ambition de Réaumur, qui se concentre sur le groupe des insectes et veut multiplier à l’infini les observations minutieuse</text:span><text:span text:style-name="T27">s</text:span><text:span text:style-name="T13"> de détail : </text:span><text:span text:style-name="T14">ses </text:span><text:span text:style-name="T6">Mémoires sur l’histoire des insectes</text:span><text:span text:style-name="T14"> s’étendront sur six livres extrêmement détaillés. Pour Daubenton, la description naturaliste est légitime si elle permet de </text:span><text:span text:style-name="T6">dépasser</text:span><text:span text:style-name="T14"> le stade de la description, c’est-à-dire si </text:span><text:span text:style-name="T15">la considération d’un cas singulier nous </text:span><text:span text:style-name="T14">permet de produire une connaissance générale </text:span><text:span text:style-name="T20">de la nature</text:span><text:span text:style-name="T14">. </text:span><text:span text:style-name="T15">Comment cette connaissance générale est-elle produite ? Le texte ne le dit pas explicitement, mais elle implique de découvrir « les ressemblances et les différences » qui existent entre les cas singuliers qu’on considère. Par conséquent, la bonne description naturaliste n’est pas celle qui s’attache exclusivement à un être singulier, dans toutes ses particularités, puisque ce que j’apprendrais ainsi ne concernerait </text:span><text:span text:style-name="T7">que</text:span><text:span text:style-name="T15"> l’être que j’observe. La bonne description est </text:span><text:span text:style-name="T7">relationnelle</text:span><text:span text:style-name="T15">, au sens où elle resitue la chose à l’intérieur d’</text:span><text:span text:style-name="T16">un</text:span><text:span text:style-name="T15"> réseau </text:span><text:span text:style-name="T16">complexe d’autres êtres, et ce réseau exprime un certain ordre de la nature.</text:span></text:p>
            <text:p text:style-name="P12"><text:span text:style-name="T16"><text:tab/>La critique que fait Daubenton de la vacuité de certaines descriptions </text:span><text:span text:style-name="T21">naturalistes </text:span><text:span text:style-name="T16">touche just</text:span><text:span text:style-name="T21">e, </text:span><text:span text:style-name="T20">dans la mesure </text:span><text:span text:style-name="T24">où</text:span><text:span text:style-name="T20"> </text:span><text:span text:style-name="T24">l’histoire naturelle</text:span><text:span text:style-name="T21"> vise </text:span><text:span text:style-name="T24">d’abord à</text:span><text:span text:style-name="T21"> </text:span><text:span text:style-name="T27">comprendre</text:span><text:span text:style-name="T20"> </text:span><text:span text:style-name="T24">l’</text:span><text:span text:style-name="T20">ordre général de la nature. </text:span><text:span text:style-name="T21">Pourtant, d</text:span><text:span text:style-name="T20">ans d’autres sciences </text:span><text:span text:style-name="T24">cette critique</text:span><text:span text:style-name="T20"> des descriptions de détail </text:span><text:span text:style-name="T21">semble</text:span><text:span text:style-name="T20"> moins pertinente : pour l’historien, </text:span><text:span text:style-name="T24">bien</text:span><text:span text:style-name="T20"> d</text:span><text:span text:style-name="T24">écrire</text:span><text:span text:style-name="T20"> </text:span><text:span text:style-name="T21">un événement</text:span><text:span text:style-name="T20"> ne suppose-t-</text:span><text:span text:style-name="T24">il</text:span><text:span text:style-name="T20"> pas </text:span><text:span text:style-name="T21">un grand niveau de </text:span><text:span text:style-name="T24">précision </text:span><text:span text:style-name="T21">? A l’extrême, on aurait beaucoup du mal à faire valoir </text:span><text:span text:style-name="T27">cette idée dans le domaine de l’art</text:span><text:span text:style-name="T21">. </text:span><text:span text:style-name="T24">A travers</text:span><text:span text:style-name="T21"> </text:span><text:span text:style-name="T24">une description littéraire</text:span><text:span text:style-name="T21">, il ne peut </text:span><text:span text:style-name="T24">simplement </text:span><text:span text:style-name="T21">s’agir de </text:span><text:span text:style-name="T9">comprendre </text:span><text:span text:style-name="T21">le monde, puisque précisément </text:span><text:span text:style-name="T24">ce que</text:span><text:span text:style-name="T21"> nous décrivons </text:span><text:span text:style-name="T24">est une fiction</text:span><text:span text:style-name="T21">. Il s’agit bien plutôt de produire certaines impressions chez le lecteur, et en particulier </text:span><text:span text:style-name="T24">une certaine </text:span><text:span text:style-name="T21">illusion </text:span><text:span text:style-name="T24">de réalité</text:span><text:span text:style-name="T21">. </text:span><text:span text:style-name="T24">De ce point du vue, l</text:span><text:span text:style-name="T21">es détails d’une description </text:span><text:span text:style-name="T23">littéraire </text:span><text:span text:style-name="T21">ne sauraient être considérés comme </text:span><text:span text:style-name="T24">absolument</text:span><text:span text:style-name="T21"> vains : au contraire, ce sont </text:span><text:span text:style-name="T22">eux</text:span><text:span text:style-name="T21"> qui </text:span><text:span text:style-name="T24">permettent au </text:span><text:span text:style-name="T22">lecteur </text:span><text:span text:style-name="T24">de s’immerger </text:span><text:span text:style-name="T27">effectivement</text:span><text:span text:style-name="T24"> dans</text:span><text:span text:style-name="T21"> l’œuvre. </text:span></text:p>
            <text:p text:style-name="P13"/>
            <text:p text:style-name="P13"/>
            <text:p text:style-name="P10"><text:span text:style-name="T17"><text:tab/></text:span><text:span text:style-name="T25">On peut dire en conclusion que l</text:span><text:span text:style-name="T27">e propos de Daubenton repose sur le fait que toute</text:span><text:span text:style-name="T18"> description scientifique vise à produire une certaine </text:span><text:span text:style-name="T8">connaissance</text:span><text:span text:style-name="T18">. Si </text:span><text:span text:style-name="T25">toute connaissance</text:span><text:span text:style-name="T18"> implique une certaine généralité, cela signifie que la description d’un cas absolument singulier ne peut avoir qu’une valeur scientifique faible. Comme le montre Daubenton, une description naturaliste n’a de valeur que dans la mesure où elle nous permet de mieux comprendre l’ordre et l’organisation générale de la nature. Une bonne description implique donc toujours de resituer notre objet dans le système ordonné où il s’insère.</text:span></text:p>
            <text:p text:style-name="P15"><text:span text:style-name="T18"><text:tab/></text:span><text:span text:style-name="T25">On peut cependant se demander si Daubenton n’a pas</text:span><text:span text:style-name="T19"> tendance à accorder une place trop centrale </text:span><text:span text:style-name="T25">à la description </text:span><text:span text:style-name="T19">dans la </text:span><text:span text:style-name="T25">connaissance de la </text:span><text:span text:style-name="T19">nature. </text:span><text:span text:style-name="T25">Cette </text:span><text:span text:style-name="T26">connaissance</text:span><text:span text:style-name="T25"> est certes impossible sans</text:span><text:span text:style-name="T19"> observation</text:span><text:span text:style-name="T25">s</text:span><text:span text:style-name="T19"> ; </text:span><text:span text:style-name="T25">mais en dernière analyse, </text:span><text:span text:style-name="T26">les observations importent </text:span><text:span text:style-name="T27">sans doute</text:span><text:span text:style-name="T26"> moins que les théories </text:span><text:span text:style-name="T25">générales</text:span><text:span text:style-name="T19">. C’est là une limite importante de l’histoire naturelle du XVIIIe, </text:span><text:span text:style-name="T26">qui se contente de classer et nommer les productions de la nature. </text:span><text:span text:style-name="T19">Au XIXe, la science nouvelle qu’est la biologie viendra </text:span><text:span text:style-name="T26">approfondir</text:span><text:span text:style-name="T19"> cet effort avec l’ambition d’identifier les lois générales qui permettent d’expliquer le fonctionnement du vivant.</text:span></text:p>
          </table:table-cell>
        </table:table-row>
      </table:table>
      <text:p text:style-name="P1"/>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1T07:08:38.453000000</meta:creation-date>
    <dc:date>2022-11-24T13:59:00.400000000</dc:date>
    <meta:editing-duration>PT51M2S</meta:editing-duration>
    <meta:editing-cycles>10</meta:editing-cycles>
    <meta:generator>LibreOffice/7.2.5.2$Windows_X86_64 LibreOffice_project/499f9727c189e6ef3471021d6132d4c694f357e5</meta:generator>
    <meta:document-statistic meta:table-count="1" meta:image-count="0" meta:object-count="0" meta:page-count="2" meta:paragraph-count="23" meta:word-count="1305" meta:character-count="8320" meta:non-whitespace-character-count="7030"/>
  </office:meta>
</office:document-meta>
</file>